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3D0000026EF70944D01A6B6AE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25cm" fo:min-width="3.7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222cm" fo:min-width="1.972cm" fo:padding-top="0.139cm" fo:padding-bottom="0.139cm" fo:padding-left="0.264cm" fo:padding-right="0.264cm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standard">
      <style:graphic-properties svg:stroke-width="0.028cm" svg:stroke-color="#ff0000" draw:marker-start-width="0.242cm" draw:marker-end-width="0.242cm" draw:fill="none" draw:textarea-horizontal-align="justify" draw:textarea-vertical-align="middle" draw:auto-grow-height="false" fo:min-height="0.522cm" fo:min-width="0.272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7cm" svg:x="0cm" svg:y="0.003cm">
          <draw:image xlink:href="Pictures/100002010000033D0000026EF70944D01A6B6AE4.png" xlink:type="simple" xlink:show="embed" xlink:actuate="onLoad">
            <text:p/>
          </draw:image>
        </draw:frame>
        <draw:custom-shape draw:style-name="gr2" draw:text-style-name="P2" draw:layer="layout" svg:width="4.2cm" svg:height="0.5cm" svg:x="0.3cm" svg:y="3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cm" svg:height="0.5cm" svg:x="10.4cm" svg:y="12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4.8cm" svg:y1="2.1cm" svg:x2="10.4cm" svg:y2="12.4cm">
          <text:p/>
        </draw:line>
        <draw:custom-shape draw:style-name="gr5" draw:text-style-name="P2" draw:layer="layout" svg:width="0.8cm" svg:height="0.8cm" svg:x="4cm" svg:y="1.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3.8cm" svg:y1="3.5cm" svg:x2="4.1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9cm" fo:page-height="1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07T21:26:40.665470350</dc:date>
    <dc:creator>Marc Lijour</dc:creator>
    <meta:editing-duration>PT4M24S</meta:editing-duration>
    <meta:editing-cycles>1</meta:editing-cycles>
    <meta:document-statistic meta:object-count="6"/>
    <meta:generator>LibreOffice/5.1.4.2$Linux_X86_64 LibreOffice_project/10m0$Build-2</meta:generator>
  </office:meta>
</office:document-meta>
</file>